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T1" style:family="text">
      <style:text-properties fo:font-weight="bold" style:font-weight-asian="bold" style:font-weight-complex="bold"/>
    </style:style>
    <style:style style:name="T2" style:family="text">
      <style:text-properties fo:font-variant="normal" fo:text-transform="none" fo:color="#00ccff" style:font-name="sans-serif" fo:font-size="15pt"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ross-Site-Scripting</text:span>-Angriffe (XSS) sind Teil einer breiten Familie von Angriffen, die als Injection-Angriffe bezeichnet werden. Injection-Angriffe beruhen auf der Fähigkeit des Angreifers, bösartigen Code in einen anfälligen Computer einzuschleusen und so dessen normales Verhalten zu ändern. Die Entdeckung einer XSS-Schwachstelle ermöglicht es uns, die Webseite mithilfe eines speziell gestalteten bösartigen Skripts weiter auszunutzen. Das Skript manipuliert das "normale" Verhalten einer Webseite in Übereinstimmung mit den Zielen des Angriffs.</text:p>
      <text:p text:style-name="P1"/>
      <text:p text:style-name="P1">Angreifer führen ihre Skripte nun direkt im Browser des Benutzers aus, ohne physisch mit dem Zielsystem interagieren zu müssen, sodass der Angreifer Daten lesen, bearbeiten und ändern kann. Der Angreifer kann sich beispielsweise als legitimer Benutzer ausgeben, indem er eine Benutzersitzung entführt, den Benutzer auf eine kompromittierte Website umleitet, die unter der Kontrolle des Angreifers steht, oder sogar JavaScript verwendet, um neue HTML-Elemente hinzuzufügen, um Benutzerdaten zu sammeln.</text:p>
      <text:p text:style-name="P1"/>
      <text:p text:style-name="P1">XSS-Schwachstellen sind in der Regel auf Codefehler zurückzuführen, die es Webanwendungsbenutzern ermöglichen, mit nicht bereinigten Daten zu interagieren, die nicht für die Überprüfung von Benutzereingaben oder das Maskieren von Sonderzeichen getestet wurden. Später üben Sie, wie Sie eine Webanwendung auf XSS-Schwachstellen testen.</text:p>
      <text:p text:style-name="P1"/>
      <text:p text:style-name="P1"/>
      <text:p text:style-name="P1"><text:span text:style-name="Strong_20_Emphasis"><text:span text:style-name="T2">The Alert Function</text:span></text:span> </text:p>
      <text:p text:style-name="P1">Die Funktion alert() von JavaScript wird verwendet, um eine virtuelle Warnbox zu erzeugen. Meistens wird sie verwendet, um Benutzer zu warnen. Sie zeigt ein Dialogfeld mit einer Nachricht Ihrer Wahl (die optional ist) und einer OK-Schaltfläche an. Wenn das Dialogfeld erscheint, müssen wir auf "OK" klicken, um fortzufahren.<text:line-break/><text:line-break/>Es handelt sich um einen einfachen Test, um herauszufinden, ob ein Eingabefeld angreifbar ist:<text:line-break/><text:line-break/>&lt;script&gt;alert("Erfolg")&lt;/script&gt;.<text:line-break/><text:line-break/>Wenn ein Dialogfeld erscheint, wissen Sie, dass die Eingabe angreifbar ist, und können ein komplexeres Skript erstellen.<text:line-break/>In diesem Fall hat die Anwendung das &lt;script&gt;-Tag akzeptiert, was uns die Möglichkeit gibt, JavaScript-Code einzuschleusen.<text:line-break/>Ihr Browser behandelt diesen dann als vertrauenswürdigen Inhalt, der von der anfälligen Website stammt, und führt ihn 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24cm" fo:margin-left="1.111cm" fo:margin-right="1.26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14$Win32 OpenOffice.org_project/4114m1$Build-9811</meta:generator>
    <dc:date>2024-01-15T08:43:00.04</dc:date>
    <dc:creator>kaos sevdalisi</dc:creator>
    <meta:document-statistic meta:table-count="0" meta:image-count="0" meta:object-count="0" meta:page-count="1" meta:paragraph-count="5" meta:word-count="294" meta:character-count="2227"/>
    <meta:user-defined meta:name="Info 1"/>
    <meta:user-defined meta:name="Info 2"/>
    <meta:user-defined meta:name="Info 3"/>
    <meta:user-defined meta:name="Info 4"/>
  </office:meta>
</office:document-meta>
</file>